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.util.ArrayList;</text:p>
      <text:p text:style-name="Standard">import java.util.List;</text:p>
      <text:p text:style-name="Standard">import java.util.Scanner;</text:p>
      <text:p text:style-name="Standard"/>
      <text:p text:style-name="Standard">public class SILab1 {</text:p>
      <text:p text:style-name="Standard"><text:s text:c="4"/>public static List&lt;Integer&gt; filterOddNumbers(List&lt;Integer&gt; list) {</text:p>
      <text:p text:style-name="Standard"><text:s text:c="8"/>List&lt;Integer&gt; result = new ArrayList&lt;&gt;();</text:p>
      <text:p text:style-name="Standard"><text:s text:c="8"/>for (Integer el : list) {</text:p>
      <text:p text:style-name="Standard"><text:s text:c="12"/>if (el % 2 == 0) {</text:p>
      <text:p text:style-name="Standard"><text:s text:c="16"/>result.add(el);</text:p>
      <text:p text:style-name="Standard"><text:s text:c="12"/>}</text:p>
      <text:p text:style-name="Standard"><text:s text:c="8"/>}</text:p>
      <text:p text:style-name="Standard"><text:s text:c="8"/>return result;</text:p>
      <text:p text:style-name="Standard"><text:s text:c="4"/>}</text:p>
      <text:p text:style-name="Standard"/>
      <text:p text:style-name="Standard"><text:s text:c="4"/>private static int sumEvenNumbers(List&lt;Integer&gt; list) {</text:p>
      <text:p text:style-name="Standard"><text:s text:c="8"/>int sum = 1;</text:p>
      <text:p text:style-name="Standard"><text:s text:c="8"/>for (Integer el : list) {</text:p>
      <text:p text:style-name="Standard"><text:s text:c="12"/>if (el % 2 == 0) {</text:p>
      <text:p text:style-name="Standard"><text:s text:c="16"/>sum *= el;</text:p>
      <text:p text:style-name="Standard"><text:s text:c="12"/>}</text:p>
      <text:p text:style-name="Standard"><text:s text:c="8"/>}</text:p>
      <text:p text:style-name="Standard"><text:s text:c="8"/>return sum;</text:p>
      <text:p text:style-name="Standard"><text:s text:c="4"/>}</text:p>
      <text:p text:style-name="Standard"/>
      <text:p text:style-name="Standard"><text:s text:c="4"/>public static void main(String[] args) {</text:p>
      <text:p text:style-name="Standard"><text:s text:c="8"/>Scanner sc = new Scanner(System.in);</text:p>
      <text:p text:style-name="Standard"/>
      <text:p text:style-name="Standard"><text:s text:c="8"/>int n = sc.nextInt();</text:p>
      <text:p text:style-name="Standard"/>
      <text:p text:style-name="Standard"><text:s text:c="8"/>List&lt;Integer&gt; list = new ArrayList&lt;&gt;();</text:p>
      <text:p text:style-name="Standard"/>
      <text:p text:style-name="Standard"><text:s text:c="8"/>for (int i = 0; i &lt;= n; i++) {</text:p>
      <text:p text:style-name="Standard"><text:s text:c="12"/>list.add(sc.nextInt());</text:p>
      <text:p text:style-name="Standard"><text:s text:c="8"/>}</text:p>
      <text:p text:style-name="Standard"/>
      <text:p text:style-name="Standard"><text:s text:c="8"/>System.out.println(filterOddNumbers(list));</text:p>
      <text:p text:style-name="Standard"/>
      <text:p text:style-name="Standard"><text:s text:c="8"/>System.out.println(sumEvenNumbers(list)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4-08T23:32:32.355000000</dc:date>
    <meta:editing-duration>PT6S</meta:editing-duration>
    <meta:editing-cycles>1</meta:editing-cycles>
    <meta:document-statistic meta:table-count="0" meta:image-count="0" meta:object-count="0" meta:page-count="1" meta:paragraph-count="33" meta:word-count="107" meta:character-count="923" meta:non-whitespace-character-count="613"/>
  </office:meta>
</office:document-meta>
</file>